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2" style:parent-style-name="Normal" style:family="paragraph">
      <style:paragraph-properties fo:margin-top="0.0694in" fo:margin-bottom="0.0694in" fo:line-height="100%"/>
    </style:style>
    <style:style style:name="T3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style:language-asian="fr" style:country-asian="FR"/>
    </style:style>
    <style:style style:name="T4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T5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6" style:parent-style-name="Normal" style:family="paragraph">
      <style:paragraph-properties fo:margin-top="0.0694in" fo:margin-bottom="0.0694in" fo:line-height="100%"/>
    </style:style>
    <style:style style:name="T7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style:language-asian="fr" style:country-asian="FR"/>
    </style:style>
    <style:style style:name="T8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T9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10" style:parent-style-name="Normal" style:family="paragraph">
      <style:paragraph-properties fo:margin-top="0.0694in" fo:margin-bottom="0.0694in" fo:line-height="100%"/>
    </style:style>
    <style:style style:name="T11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style:language-asian="fr" style:country-asian="FR"/>
    </style:style>
    <style:style style:name="T12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T13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14" style:parent-style-name="Normal" style:family="paragraph">
      <style:paragraph-properties fo:margin-top="0.0694in" fo:margin-bottom="0.0694in" fo:line-height="100%"/>
    </style:style>
    <style:style style:name="T15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style:language-asian="fr" style:country-asian="FR"/>
    </style:style>
    <style:style style:name="T16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T17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18" style:parent-style-name="Normal" style:family="paragraph">
      <style:paragraph-properties fo:margin-top="0.0694in" fo:margin-bottom="0.0694in" fo:line-height="100%"/>
    </style:style>
    <style:style style:name="T19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style:language-asian="fr" style:country-asian="FR"/>
    </style:style>
    <style:style style:name="T20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T21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22" style:parent-style-name="Normal" style:family="paragraph">
      <style:paragraph-properties fo:margin-top="0.0694in" fo:margin-bottom="0.0694in" fo:line-height="100%"/>
    </style:style>
    <style:style style:name="T23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style:language-asian="fr" style:country-asian="FR"/>
    </style:style>
    <style:style style:name="T24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T25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26" style:parent-style-name="Normal" style:family="paragraph">
      <style:paragraph-properties fo:margin-top="0.0694in" fo:margin-bottom="0.0694in" fo:line-height="100%"/>
    </style:style>
    <style:style style:name="P27" style:parent-style-name="Normal" style:family="paragraph">
      <style:paragraph-properties fo:margin-top="0.0694in" fo:margin-bottom="0.0694in" fo:line-height="100%"/>
    </style:style>
    <style:style style:name="T28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style:language-asian="fr" style:country-asian="FR"/>
    </style:style>
    <style:style style:name="T29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30" style:parent-style-name="Normal" style:list-style-name="LFO1" style:family="paragraph">
      <style:paragraph-properties fo:margin-top="0.0694in" fo:margin-bottom="0.0694in" fo:line-height="100%"/>
    </style:style>
    <style:style style:name="T31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T32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33" style:parent-style-name="Normal" style:list-style-name="LFO1" style:family="paragraph">
      <style:paragraph-properties fo:margin-top="0.0694in" fo:margin-bottom="0.0694in" fo:line-height="100%"/>
    </style:style>
    <style:style style:name="T34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35" style:parent-style-name="Normal" style:list-style-name="LFO1" style:family="paragraph">
      <style:paragraph-properties fo:margin-top="0.0694in" fo:margin-bottom="0.0694in" fo:line-height="100%"/>
      <style:text-properties style:font-name="Arial" style:font-name-complex="Arial" fo:font-size="12pt" style:font-size-asian="12pt" style:font-size-complex="12pt"/>
    </style:style>
    <style:style style:name="P36" style:parent-style-name="Normal" style:list-style-name="LFO1" style:family="paragraph">
      <style:paragraph-properties fo:margin-top="0.0694in" fo:margin-bottom="0.0694in" fo:line-height="100%"/>
      <style:text-properties style:font-name="Arial" style:font-name-complex="Arial" fo:font-size="12pt" style:font-size-asian="12pt" style:font-size-complex="12pt"/>
    </style:style>
    <style:style style:name="P37" style:parent-style-name="Normal" style:list-style-name="LFO1" style:family="paragraph">
      <style:paragraph-properties fo:margin-top="0.0694in" fo:margin-bottom="0.0694in" fo:line-height="100%"/>
      <style:text-properties style:font-name="Arial" style:font-name-complex="Arial" fo:font-size="12pt" style:font-size-asian="12pt" style:font-size-complex="12pt"/>
    </style:style>
    <style:style style:name="P38" style:parent-style-name="Normal" style:list-style-name="LFO1" style:family="paragraph">
      <style:paragraph-properties fo:margin-top="0.0694in" fo:margin-bottom="0.0694in" fo:line-height="100%"/>
      <style:text-properties style:font-name="Arial" style:font-name-complex="Arial" fo:font-size="12pt" style:font-size-asian="12pt" style:font-size-complex="12pt"/>
    </style:style>
    <style:style style:name="P39" style:parent-style-name="Normal" style:list-style-name="LFO1" style:family="paragraph">
      <style:paragraph-properties fo:margin-top="0.0694in" fo:margin-bottom="0.0694in" fo:line-height="100%"/>
      <style:text-properties style:font-name="Arial" style:font-name-complex="Arial" fo:font-size="12pt" style:font-size-asian="12pt" style:font-size-complex="12pt"/>
    </style:style>
    <style:style style:name="P40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41" style:parent-style-name="Normal" style:family="paragraph">
      <style:paragraph-properties fo:margin-top="0.0694in" fo:margin-bottom="0.0694in" fo:line-height="100%"/>
    </style:style>
    <style:style style:name="T42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style:language-asian="fr" style:country-asian="FR"/>
    </style:style>
    <style:style style:name="T43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44" style:parent-style-name="Normal" style:family="paragraph">
      <style:paragraph-properties fo:margin-top="0.0694in" fo:margin-bottom="0.0694in" fo:line-height="100%"/>
    </style:style>
    <style:style style:name="T45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style:language-asian="fr" style:country-asian="FR"/>
    </style:style>
    <style:style style:name="T46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T47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T48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T49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50" style:parent-style-name="Normal" style:list-style-name="LFO2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51" style:parent-style-name="Normal" style:list-style-name="LFO2" style:family="paragraph">
      <style:paragraph-properties fo:margin-top="0.0694in" fo:margin-bottom="0.0694in" fo:line-height="100%"/>
    </style:style>
    <style:style style:name="T52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</office:automatic-styles>
  <office:body>
    <office:text text:use-soft-page-breaks="true">
      <text:h text:style-name="P1" text:outline-level="3">Fiche descriptive</text:h>
      <text:p text:style-name="P2"><text:span text:style-name="T3">Cas d’utilisation<text:s/></text:span><text:span text:style-name="T4">:<text:s/></text:span><text:span text:style-name="T5">Inscription d’un client</text:span></text:p>
      <text:p text:style-name="P6"><text:span text:style-name="T7">Acteur principal<text:s/></text:span><text:span text:style-name="T8">:<text:s/></text:span><text:span text:style-name="T9">Futur client</text:span></text:p>
      <text:p text:style-name="P10"><text:span text:style-name="T11">Acteur secondaire<text:s/></text:span><text:span text:style-name="T12">:<text:s/></text:span><text:span text:style-name="T13">Secrétaire</text:span></text:p>
      <text:p text:style-name="P14"><text:span text:style-name="T15">Préconditions<text:s/></text:span><text:span text:style-name="T16">:<text:s/></text:span><text:span text:style-name="T17">/</text:span></text:p>
      <text:p text:style-name="P18"><text:span text:style-name="T19">Garantie en cas de succès<text:s/></text:span><text:span text:style-name="T20">:<text:s/></text:span><text:span text:style-name="T21">Le client est inscrit et reçoit un identifiant et un mot de passe</text:span></text:p>
      <text:p text:style-name="P22"><text:span text:style-name="T23">Garantie minimale<text:s/></text:span><text:span text:style-name="T24">:</text:span><text:span text:style-name="T25"> ?</text:span></text:p>
      <text:p text:style-name="P26"/>
      <text:p text:style-name="P27"><text:span text:style-name="T28">Scénario nominal<text:s/></text:span><text:span text:style-name="T29">:</text:span></text:p>
      <text:list text:style-name="LFO1" text:continue-numbering="true">
        <text:list-item>
          <text:p text:style-name="P30"><text:span text:style-name="T31">Le<text:s/></text:span><text:span text:style-name="T32">futur client se présente devant la secrétaire.</text:span></text:p>
        </text:list-item>
        <text:list-item>
          <text:p text:style-name="P33"><text:span text:style-name="T34">La secrétaire lui demande sa carte d’identité.</text:span></text:p>
        </text:list-item>
        <text:list-item>
          <text:p text:style-name="P35">Le client lui donne sa carte d’identité</text:p>
        </text:list-item>
        <text:list-item>
          <text:p text:style-name="P36">La secrétaire entame un nouveau dossier et demande au client ses informations pour pouvoir remplir le formulaire informatique</text:p>
        </text:list-item>
        <text:list-item>
          <text:p text:style-name="P37">Le client répond à ses questions et donne ses informations personnelles</text:p>
        </text:list-item>
        <text:list-item>
          <text:p text:style-name="P38">La secrétaire remplit le formulaire et finalise l’inscription</text:p>
        </text:list-item>
        <text:list-item>
          <text:p text:style-name="P39">Le client reçoit ses identifiant et son mot de passe</text:p>
        </text:list-item>
      </text:list>
      <text:p text:style-name="P40"/>
      <text:p text:style-name="P41"><text:span text:style-name="T42">Scénarios alternatifs<text:s/></text:span><text:span text:style-name="T43">:</text:span></text:p>
      <text:p text:style-name="P44"><text:span text:style-name="T45">A </text:span><text:span text:style-name="T46">:<text:s/></text:span><text:span text:style-name="T47">Défaut de carte d’identité</text:span><text:span text:style-name="T48"><text:line-break/></text:span><text:span text:style-name="T49">Si le futur client ne peut pas présenter sa carte d’identité :</text:span></text:p>
      <text:list text:style-name="LFO2" text:continue-numbering="true">
        <text:list-item>
          <text:p text:style-name="P50">3(A) : Le client ne lui donne pas de carte d’identité</text:p>
        </text:list-item>
        <text:list-item>
          <text:p text:style-name="P51"><text:span text:style-name="T52">4(A) : La secrétaire ne peut pas entamer de nouveau dossier, l’inscription est annulée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6%"/>
      <style:text-properties style:font-name="Calibri" style:font-name-asian="Calibri" style:font-name-complex="Times New Roman" style:letter-kerning="true"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aptiste bertout</meta:initial-creator>
    <dc:creator>baptiste bertout</dc:creator>
    <meta:creation-date>2023-09-29T08:26:00Z</meta:creation-date>
    <dc:date>2023-09-29T08:36:00Z</dc:date>
    <meta:template xlink:href="Normal.dotm" xlink:type="simple"/>
    <meta:editing-cycles>6</meta:editing-cycles>
    <meta:editing-duration>PT540S</meta:editing-duration>
    <meta:document-statistic meta:page-count="1" meta:paragraph-count="1" meta:word-count="152" meta:character-count="988" meta:row-count="6" meta:non-whitespace-character-count="837"/>
  </office:meta>
</office:document-meta>
</file>